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NCHEZ VEGA, FRANCISC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947623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LMACEN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ANCHEZ VEGA, FRANCISC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947623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2/11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0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1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1/11/2021</text:p>
          </table:table-cell>
          <table:table-cell table:style-name="Tabla2.A2" office:value-type="string">
            <text:p text:style-name="P7">34669786</text:p>
          </table:table-cell>
          <table:table-cell table:style-name="Tabla2.A2" office:value-type="string">
            <text:p text:style-name="P7">1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BLANCA JUAREZ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7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1T19:31:1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